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D3669EDE7BACDF23.gif" manifest:media-type="image/gif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Roboto" svg:font-family="Roboto, RobotoDraft, Helvetica, Arial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paragraph-properties fo:margin-top="0.178cm" fo:margin-bottom="0cm" loext:contextual-spacing="false"/>
    </style:style>
    <style:style style:name="P4" style:family="paragraph" style:parent-style-name="Text_20_body">
      <style:paragraph-properties fo:margin-top="0.178cm" fo:margin-bottom="0cm" loext:contextual-spacing="false"/>
      <style:text-properties loext:padding="0cm" loext:border="none"/>
    </style:style>
    <style:style style:name="P5" style:family="paragraph" style:parent-style-name="Heading_20_1">
      <style:text-properties officeooo:rsid="001deb6a" officeooo:paragraph-rsid="001deb6a"/>
    </style:style>
    <style:style style:name="P6" style:family="paragraph" style:parent-style-name="Heading_20_1" style:master-page-name="First_20_Page">
      <style:paragraph-properties style:page-number="auto"/>
      <style:text-properties officeooo:rsid="001f88d3" officeooo:paragraph-rsid="001f88d3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top="0.178cm" fo:margin-bottom="0cm" loext:contextual-spacing="false" style:writing-mode="lr-tb"/>
    </style:style>
    <style:style style:name="P9" style:family="paragraph" style:parent-style-name="Standard">
      <style:paragraph-properties fo:margin-top="0.178cm" fo:margin-bottom="0cm" loext:contextual-spacing="false" style:writing-mode="lr-tb"/>
      <style:text-properties fo:font-variant="normal" fo:text-transform="none" fo:color="#222222" style:font-name="Roboto" fo:font-size="14pt" fo:letter-spacing="normal" fo:font-style="normal" fo:font-weight="normal" loext:padding="0cm" loext:border="none"/>
    </style:style>
    <style:style style:name="P10" style:family="paragraph" style:parent-style-name="Standard">
      <style:paragraph-properties fo:margin-top="0.178cm" fo:margin-bottom="0cm" loext:contextual-spacing="false" style:line-height-at-least="0.249cm" style:writing-mode="lr-tb"/>
      <style:text-properties loext:padding="0cm" loext:border="none"/>
    </style:style>
    <style:style style:name="P11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indent="0cm" style:auto-text-indent="false" fo:background-color="#eff0f1" fo:padding="0cm" fo:border="none" style:writing-mode="lr-tb"/>
    </style:style>
    <style:style style:name="P12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background-color="#eff0f1" fo:padding="0cm" fo:border="none" style:writing-mode="lr-tb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fo:font-variant="normal" fo:text-transform="none" fo:color="#222222" style:font-name="Roboto" fo:font-size="14pt" fo:letter-spacing="normal" fo:font-style="normal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 loext:padding="0cm" loext:border="none"/>
    </style:style>
    <style:style style:name="T5" style:family="text">
      <style:text-properties fo:font-variant="normal" fo:text-transform="none" fo:color="#222222" style:font-name="Roboto" fo:font-size="14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858c93" style:font-name="inherit" fo:font-size="8.19999980926514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101094" style:font-name="inherit" fo:font-size="8.19999980926514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03336" style:font-name="Consolas" fo:font-size="8.19999980926514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303336" style:font-name="inherit" fo:font-size="8.19999980926514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b91af" style:font-name="inherit" fo:font-size="8.19999980926514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7d2727" style:font-name="inherit" fo:font-size="8.19999980926514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1155cc" style:font-name="Roboto" fo:font-size="14pt" fo:letter-spacing="normal" fo:font-style="normal" fo:font-weight="normal" loext:padding="0cm" loext:border="none"/>
    </style:style>
    <style:style style:name="T13" style:family="text">
      <style:text-properties loext:padding="0cm" loext:border="none"/>
    </style:style>
    <style:style style:name="T14" style:family="text">
      <style:text-properties fo:color="#1155c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e8eae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74652964" text:style-name="Outline">
        <text:list-item>
          <text:h text:style-name="P6" text:outline-level="1">tablet</text:h>
        </text:list-item>
        <text:list-item>
          <text:h text:style-name="P5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  <text:section text:style-name="Sect1" text:name=":nk">
        <text:section text:style-name="Sect1" text:name=":nj">
          <text:p text:style-name="P8">Does anyone know if there's an "official" way to detect tablets with flutter? </text:p>
          <text:p text:style-name="P8"/>
          <text:p text:style-name="P9">I'm familiar with: </text:p>
          <text:p text:style-name="P9">double _screenWidth = MediaQuery.of(context).size.</text:p>
          <text:p text:style-name="P8"/>
          <text:p text:style-name="P9">I just wanted to know if there's a better option. </text:p>
          <text:p text:style-name="P8"/>
          <text:p text:style-name="P9">Thanks!</text:p>
          <text:section text:style-name="Sect2" text:name=":nz">
            <text:p text:style-name="P10"><draw:frame draw:style-name="fr1" draw:name="Image1" text:anchor-type="as-char" svg:width="0.534cm" svg:height="0.245cm" draw:z-index="0"><draw:image xlink:href="Pictures/100002000000000100000001D3669EDE7BACDF23.gif" xlink:type="simple" xlink:show="embed" xlink:actuate="onLoad" loext:mime-type="image/gif"/></draw:frame></text:p>
          </text:section>
        </text:section>
      </text:section>
      <text:p text:style-name="P7"><text:line-break/></text:p>
      <text:p text:style-name="P7"/>
      <text:section text:style-name="Sect1" text:name=":u1">
        <text:section text:style-name="Sect1" text:name=":u0">
          <text:p text:style-name="P8"><text:a xlink:type="simple" xlink:href="https://iirokrankka.com/2018/01/28/implementing-adaptive-master-detail-layouts/" office:target-frame-name="_blank" xlink:show="new" text:style-name="Internet_20_link" text:visited-style-name="Visited_20_Internet_20_Link"><text:span text:style-name="T14">https://iirokrankka.com/2018/</text:span></text:a></text:p>
          <text:p text:style-name="P8"/>
          <text:p text:style-name="P11"><text:span text:style-name="Source_20_Text"><text:span text:style-name="T6">// The equivalent of the "smallestWidth" qualifier on Android.</text:span></text:span></text:p>
          <text:p text:style-name="P11"><text:span text:style-name="Source_20_Text"><text:span text:style-name="T7">var</text:span></text:span><text:span text:style-name="Source_20_Text"><text:span text:style-name="T8"> </text:span></text:span><text:span text:style-name="Source_20_Text"><text:span text:style-name="T9">shortestSide =</text:span></text:span><text:span text:style-name="Source_20_Text"><text:span text:style-name="T8"> </text:span></text:span><text:span text:style-name="Source_20_Text"><text:span text:style-name="T10">MediaQuery</text:span></text:span><text:span text:style-name="Source_20_Text"><text:span text:style-name="T9">.of(context).size.shortestSide;</text:span></text:span></text:p>
          <text:p text:style-name="P12"/>
          <text:p text:style-name="P11"><text:span text:style-name="Source_20_Text"><text:span text:style-name="T6">// Determine if we should use mobile layout or not, 600 here is</text:span></text:span></text:p>
          <text:p text:style-name="P11"><text:span text:style-name="Source_20_Text"><text:span text:style-name="T6">// a common breakpoint for a typical 7-inch tablet.</text:span></text:span></text:p>
          <text:p text:style-name="P11"><text:span text:style-name="Source_20_Text"><text:span text:style-name="T7">final</text:span></text:span><text:span text:style-name="Source_20_Text"><text:span text:style-name="T8"> </text:span></text:span><text:span text:style-name="Source_20_Text"><text:span text:style-name="T10">bool</text:span></text:span><text:span text:style-name="Source_20_Text"><text:span text:style-name="T8"> </text:span></text:span><text:span text:style-name="Source_20_Text"><text:span text:style-name="T9">useMobileLayout =</text:span></text:span><text:span text:style-name="Source_20_Text"><text:span text:style-name="T8"> </text:span></text:span><text:span text:style-name="Source_20_Text"><text:span text:style-name="T9">smallestDimension &lt;</text:span></text:span><text:span text:style-name="Source_20_Text"><text:span text:style-name="T8"> </text:span></text:span><text:span text:style-name="Source_20_Text"><text:span text:style-name="T11">600</text:span></text:span><text:span text:style-name="Source_20_Text"><text:span text:style-name="T9">;</text:span></text:span></text:p>
          <text:section text:style-name="Sect2" text:name="q_86">
            <text:p text:style-name="P3"/>
          </text:section>
          <text:p text:style-name="P3"><text:span text:style-name="T5">To view this discussion on the web visit </text:span><text:a xlink:type="simple" xlink:href="https://groups.google.com/d/msgid/flutter-dev/CAFY402uMxkLDYMEDTSr1gxbTeNe%2BQWu1f_VPqHB5Hf8x%3DD6cvw%40mail.gmail.com?utm_medium=email&amp;utm_source=footer" office:target-frame-name="_blank" xlink:show="new" text:style-name="Internet_20_link" text:visited-style-name="Visited_20_Internet_20_Link"><text:span text:style-name="T12">https://groups.google.com/d/</text:span></text:a><text:span text:style-name="T5">.</text:span></text:p>
          <text:p text:style-name="P4"/>
        </text:section>
      </text:section>
      <text:p text:style-name="P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Roboto" svg:font-family="Roboto, RobotoDraft, Helvetica, Arial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9-06-27T00:47:56.048070241</meta:creation-date>
    <meta:editing-duration>PT3M16S</meta:editing-duration>
    <meta:generator>LibreOffice/6.2.4.2$MacOSX_X86_64 LibreOffice_project/2412653d852ce75f65fbfa83fb7e7b669a126d64</meta:generator>
    <dc:date>2019-06-27T00:51:12.455434520</dc:date>
    <meta:document-statistic meta:table-count="0" meta:image-count="1" meta:object-count="0" meta:page-count="2" meta:paragraph-count="24" meta:word-count="99" meta:character-count="719" meta:non-whitespace-character-count="6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